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1.164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8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8'.Q17" table:end-x="1.634cm" table:end-y="0.427cm" draw:z-index="0" draw:style-name="gr1" draw:text-style-name="P1" svg:width="15.999cm" svg:height="8.999cm" svg:x="0.101cm" svg:y="0.1cm">
              <draw:object draw:notify-on-update-of-ranges="'8'.G2:'8'.G11 '8'.H2:'8'.H1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-5">
            <text:p>-5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1">
            <text:p>1</text:p>
          </table:table-cell>
          <table:table-cell table:style-name="ce4" table:formula="of:=[.$B$3]*[.G2]+[.$C$3]*[.H2]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2">
            <text:p>2</text:p>
          </table:table-cell>
          <table:table-cell table:style-name="ce4" table:formula="of:=[.$B$3]*[.G3]+[.$C$3]*[.H3]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3">
            <text:p>3</text:p>
          </table:table-cell>
          <table:table-cell table:style-name="ce4" table:formula="of:=[.$B$3]*[.G4]+[.$C$3]*[.H4]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4">
            <text:p>4</text:p>
          </table:table-cell>
          <table:table-cell table:style-name="ce4" table:formula="of:=[.$B$3]*[.G5]+[.$C$3]*[.H5]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5">
            <text:p>5</text:p>
          </table:table-cell>
          <table:table-cell table:style-name="ce4" table:formula="of:=[.$B$3]*[.G6]+[.$C$3]*[.H6]" office:value-type="float" office:value="5">
            <text:p>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7'.Q17" table:end-x="1.634cm" table:end-y="0.427cm" draw:z-index="0" draw:style-name="gr1" draw:text-style-name="P1" svg:width="15.999cm" svg:height="8.999cm" svg:x="0.101cm" svg:y="0.1cm">
              <draw:object draw:notify-on-update-of-ranges="'7'.G2:'7'.G11 '7'.H2:'7'.H1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-3">
            <text:p>-3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3">
            <text:p>3</text:p>
          </table:table-cell>
          <table:table-cell table:style-name="ce4" table:formula="of:=[.$B$3]*[.G2]+[.$C$3]*[.H2]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6">
            <text:p>6</text:p>
          </table:table-cell>
          <table:table-cell table:style-name="ce4" table:formula="of:=[.$B$3]*[.G3]+[.$C$3]*[.H3]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9">
            <text:p>9</text:p>
          </table:table-cell>
          <table:table-cell table:style-name="ce4" table:formula="of:=[.$B$3]*[.G4]+[.$C$3]*[.H4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12">
            <text:p>12</text:p>
          </table:table-cell>
          <table:table-cell table:style-name="ce4" table:formula="of:=[.$B$3]*[.G5]+[.$C$3]*[.H5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15">
            <text:p>15</text:p>
          </table:table-cell>
          <table:table-cell table:style-name="ce4" table:formula="of:=[.$B$3]*[.G6]+[.$C$3]*[.H6]" office:value-type="float" office:value="15">
            <text:p>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number-columns-repeated="2" table:style-name="ce2" office:value-type="float" office:value="1">
            <text:p>1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1'.Q17" table:end-x="1.634cm" table:end-y="0.427cm" draw:z-index="0" draw:style-name="gr1" draw:text-style-name="P1" svg:width="15.999cm" svg:height="8.999cm" svg:x="0.101cm" svg:y="0.1cm">
              <draw:object draw:notify-on-update-of-ranges="'1'.G2:'1'.G11 '1'.H2:'1'.H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number-columns-repeated="2" table:style-name="ce2" office:value-type="float" office:value="-1">
            <text:p>-1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formula="of:=[.$B$2]*[.G2]+[.$C$2]*[.H2]" office:value-type="float" office:value="2">
            <text:p>2</text:p>
          </table:table-cell>
          <table:table-cell table:style-name="ce4" table:formula="of:=[.$B$3]*[.G2]+[.$C$3]*[.H2]" office:value-type="float" office:value="-2">
            <text:p>-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3]+[.$C$2]*[.H3]" office:value-type="float" office:value="4">
            <text:p>4</text:p>
          </table:table-cell>
          <table:table-cell table:style-name="ce4" table:formula="of:=[.$B$3]*[.G3]+[.$C$3]*[.H3]" office:value-type="float" office:value="-4">
            <text:p>-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4]+[.$C$2]*[.H4]" office:value-type="float" office:value="6">
            <text:p>6</text:p>
          </table:table-cell>
          <table:table-cell table:style-name="ce4" table:formula="of:=[.$B$3]*[.G4]+[.$C$3]*[.H4]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5]+[.$C$2]*[.H5]" office:value-type="float" office:value="8">
            <text:p>8</text:p>
          </table:table-cell>
          <table:table-cell table:style-name="ce4" table:formula="of:=[.$B$3]*[.G5]+[.$C$3]*[.H5]" office:value-type="float" office:value="-8">
            <text:p>-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6]+[.$C$2]*[.H6]" office:value-type="float" office:value="10">
            <text:p>10</text:p>
          </table:table-cell>
          <table:table-cell table:style-name="ce4" table:formula="of:=[.$B$3]*[.G6]+[.$C$3]*[.H6]" office:value-type="float" office:value="-10">
            <text:p>-10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2'.Q17" table:end-x="1.634cm" table:end-y="0.427cm" draw:z-index="0" draw:style-name="gr1" draw:text-style-name="P1" svg:width="15.999cm" svg:height="8.999cm" svg:x="0.101cm" svg:y="0.1cm">
              <draw:object draw:notify-on-update-of-ranges="'2'.G2:'2'.G11 '2'.H2:'2'.H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6">
            <text:p>6</text:p>
          </table:table-cell>
          <table:table-cell table:style-name="ce4" table:formula="of:=[.$B$3]*[.G2]+[.$C$3]*[.H2]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12">
            <text:p>12</text:p>
          </table:table-cell>
          <table:table-cell table:style-name="ce4" table:formula="of:=[.$B$3]*[.G3]+[.$C$3]*[.H3]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18">
            <text:p>18</text:p>
          </table:table-cell>
          <table:table-cell table:style-name="ce4" table:formula="of:=[.$B$3]*[.G4]+[.$C$3]*[.H4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24">
            <text:p>24</text:p>
          </table:table-cell>
          <table:table-cell table:style-name="ce4" table:formula="of:=[.$B$3]*[.G5]+[.$C$3]*[.H5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30">
            <text:p>30</text:p>
          </table:table-cell>
          <table:table-cell table:style-name="ce4" table:formula="of:=[.$B$3]*[.G6]+[.$C$3]*[.H6]" office:value-type="float" office:value="15">
            <text:p>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-2">
            <text:p>-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3'.Q17" table:end-x="1.634cm" table:end-y="0.427cm" draw:z-index="0" draw:style-name="gr1" draw:text-style-name="P1" svg:width="15.999cm" svg:height="8.999cm" svg:x="0.101cm" svg:y="0.1cm">
              <draw:object draw:notify-on-update-of-ranges="'3'.G2:'3'.G11 '3'.H2:'3'.H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-6">
            <text:p>-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-1">
            <text:p>-1</text:p>
          </table:table-cell>
          <table:table-cell table:style-name="ce4" table:formula="of:=[.$B$3]*[.G2]+[.$C$3]*[.H2]" office:value-type="float" office:value="-3">
            <text:p>-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-2">
            <text:p>-2</text:p>
          </table:table-cell>
          <table:table-cell table:style-name="ce4" table:formula="of:=[.$B$3]*[.G3]+[.$C$3]*[.H3]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-3">
            <text:p>-3</text:p>
          </table:table-cell>
          <table:table-cell table:style-name="ce4" table:formula="of:=[.$B$3]*[.G4]+[.$C$3]*[.H4]" office:value-type="float" office:value="-9">
            <text:p>-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-4">
            <text:p>-4</text:p>
          </table:table-cell>
          <table:table-cell table:style-name="ce4" table:formula="of:=[.$B$3]*[.G5]+[.$C$3]*[.H5]" office:value-type="float" office:value="-12">
            <text:p>-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-5">
            <text:p>-5</text:p>
          </table:table-cell>
          <table:table-cell table:style-name="ce4" table:formula="of:=[.$B$3]*[.G6]+[.$C$3]*[.H6]" office:value-type="float" office:value="-15">
            <text:p>-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4'.Q17" table:end-x="1.634cm" table:end-y="0.427cm" draw:z-index="0" draw:style-name="gr1" draw:text-style-name="P1" svg:width="15.999cm" svg:height="8.999cm" svg:x="0.101cm" svg:y="0.1cm">
              <draw:object draw:notify-on-update-of-ranges="'4'.G2:'4'.G11 '4'.H2:'4'.H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-6">
            <text:p>-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3">
            <text:p>3</text:p>
          </table:table-cell>
          <table:table-cell table:style-name="ce4" table:formula="of:=[.$B$3]*[.G2]+[.$C$3]*[.H2]" office:value-type="float" office:value="-3">
            <text:p>-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6">
            <text:p>6</text:p>
          </table:table-cell>
          <table:table-cell table:style-name="ce4" table:formula="of:=[.$B$3]*[.G3]+[.$C$3]*[.H3]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9">
            <text:p>9</text:p>
          </table:table-cell>
          <table:table-cell table:style-name="ce4" table:formula="of:=[.$B$3]*[.G4]+[.$C$3]*[.H4]" office:value-type="float" office:value="-9">
            <text:p>-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12">
            <text:p>12</text:p>
          </table:table-cell>
          <table:table-cell table:style-name="ce4" table:formula="of:=[.$B$3]*[.G5]+[.$C$3]*[.H5]" office:value-type="float" office:value="-12">
            <text:p>-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15">
            <text:p>15</text:p>
          </table:table-cell>
          <table:table-cell table:style-name="ce4" table:formula="of:=[.$B$3]*[.G6]+[.$C$3]*[.H6]" office:value-type="float" office:value="-15">
            <text:p>-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-2">
            <text:p>-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5'.Q17" table:end-x="1.634cm" table:end-y="0.427cm" draw:z-index="0" draw:style-name="gr1" draw:text-style-name="P1" svg:width="15.999cm" svg:height="8.999cm" svg:x="0.101cm" svg:y="0.1cm">
              <draw:object draw:notify-on-update-of-ranges="'5'.G2:'5'.G11 '5'.H2:'5'.H1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-1">
            <text:p>-1</text:p>
          </table:table-cell>
          <table:table-cell table:style-name="ce4" table:formula="of:=[.$B$3]*[.G2]+[.$C$3]*[.H2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-2">
            <text:p>-2</text:p>
          </table:table-cell>
          <table:table-cell table:style-name="ce4" table:formula="of:=[.$B$3]*[.G3]+[.$C$3]*[.H3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-3">
            <text:p>-3</text:p>
          </table:table-cell>
          <table:table-cell table:style-name="ce4" table:formula="of:=[.$B$3]*[.G4]+[.$C$3]*[.H4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-4">
            <text:p>-4</text:p>
          </table:table-cell>
          <table:table-cell table:style-name="ce4" table:formula="of:=[.$B$3]*[.G5]+[.$C$3]*[.H5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-5">
            <text:p>-5</text:p>
          </table:table-cell>
          <table:table-cell table:style-name="ce4" table:formula="of:=[.$B$3]*[.G6]+[.$C$3]*[.H6]" office:value-type="float" office:value="45">
            <text:p>4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6'.Q17" table:end-x="1.634cm" table:end-y="0.427cm" draw:z-index="0" draw:style-name="gr1" draw:text-style-name="P1" svg:width="15.999cm" svg:height="8.999cm" svg:x="0.101cm" svg:y="0.1cm">
              <draw:object draw:notify-on-update-of-ranges="'6'.G2:'6'.G11 '6'.H2:'6'.H1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3">
            <text:p>3</text:p>
          </table:table-cell>
          <table:table-cell table:style-name="ce4" table:formula="of:=[.$B$3]*[.G2]+[.$C$3]*[.H2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6">
            <text:p>6</text:p>
          </table:table-cell>
          <table:table-cell table:style-name="ce4" table:formula="of:=[.$B$3]*[.G3]+[.$C$3]*[.H3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9">
            <text:p>9</text:p>
          </table:table-cell>
          <table:table-cell table:style-name="ce4" table:formula="of:=[.$B$3]*[.G4]+[.$C$3]*[.H4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12">
            <text:p>12</text:p>
          </table:table-cell>
          <table:table-cell table:style-name="ce4" table:formula="of:=[.$B$3]*[.G5]+[.$C$3]*[.H5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15">
            <text:p>15</text:p>
          </table:table-cell>
          <table:table-cell table:style-name="ce4" table:formula="of:=[.$B$3]*[.G6]+[.$C$3]*[.H6]" office:value-type="float" office:value="45">
            <text:p>4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2021/09/11</text:date>, <text:time>12:20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9-11T11:31:34.11</meta:creation-date>
    <dc:date>2021-09-11T12:19:23.47</dc:date>
    <dc:creator>iwabuchi ken</dc:creator>
    <meta:editing-duration>PT36M53S</meta:editing-duration>
    <meta:editing-cycles>13</meta:editing-cycles>
    <meta:generator>OpenOffice/4.1.3$Win32 OpenOffice.org_project/413m1$Build-9783</meta:generator>
    <meta:document-statistic meta:table-count="8" meta:cell-count="35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1'.G2:'1'.H11" svg:x="0.77cm" svg:y="0.855cm" svg:width="13.079cm" svg:height="7.545cm">
          <chartooo:coordinate-region svg:x="1.497cm" svg:y="1.067cm" svg:width="12.16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H2:'1'.H11" chart:class="chart:scatter">
            <chart:domain table:cell-range-address="'1'.G2:'1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G2:'1'.G11</svg:desc>
                </draw:g>
              </table:table-cell>
              <table:table-cell office:value-type="float" office:value="1">
                <text:p>1</text:p>
                <draw:g>
                  <svg:desc>'1'.H2:'1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2'.G2:'2'.H11" svg:x="0.77cm" svg:y="0.855cm" svg:width="13.079cm" svg:height="7.545cm">
          <chartooo:coordinate-region svg:x="1.391cm" svg:y="1.067cm" svg:width="12.271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H2:'2'.H11" chart:class="chart:scatter">
            <chart:domain table:cell-range-address="'2'.G2:'2'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G2:'2'.G11</svg:desc>
                </draw:g>
              </table:table-cell>
              <table:table-cell office:value-type="float" office:value="1">
                <text:p>1</text:p>
                <draw:g>
                  <svg:desc>'2'.H2:'2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3'.G2:'3'.H11" svg:x="0.77cm" svg:y="0.855cm" svg:width="13.079cm" svg:height="7.545cm">
          <chartooo:coordinate-region svg:x="1.008cm" svg:y="1.067cm" svg:width="12.65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H2:'3'.H11" chart:class="chart:scatter">
            <chart:domain table:cell-range-address="'3'.G2:'3'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'.G2:'3'.G11</svg:desc>
                </draw:g>
              </table:table-cell>
              <table:table-cell office:value-type="float" office:value="1">
                <text:p>1</text:p>
                <draw:g>
                  <svg:desc>'3'.H2:'3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4'.G2:'4'.H11" svg:x="0.77cm" svg:y="0.855cm" svg:width="13.079cm" svg:height="7.545cm">
          <chartooo:coordinate-region svg:x="1.497cm" svg:y="1.067cm" svg:width="12.16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H2:'4'.H11" chart:class="chart:scatter">
            <chart:domain table:cell-range-address="'4'.G2:'4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G2:'4'.G11</svg:desc>
                </draw:g>
              </table:table-cell>
              <table:table-cell office:value-type="float" office:value="1">
                <text:p>1</text:p>
                <draw:g>
                  <svg:desc>'4'.H2:'4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5'.G2:'5'.H11" svg:x="0.77cm" svg:y="0.855cm" svg:width="13.079cm" svg:height="7.545cm">
          <chartooo:coordinate-region svg:x="0.916cm" svg:y="1.068cm" svg:width="12.83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H2:'5'.H11" chart:class="chart:scatter">
            <chart:domain table:cell-range-address="'5'.G2:'5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'.G2:'5'.G11</svg:desc>
                </draw:g>
              </table:table-cell>
              <table:table-cell office:value-type="float" office:value="1">
                <text:p>1</text:p>
                <draw:g>
                  <svg:desc>'5'.H2:'5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6'.G2:'6'.H11" svg:x="0.77cm" svg:y="0.855cm" svg:width="13.079cm" svg:height="7.545cm">
          <chartooo:coordinate-region svg:x="1.391cm" svg:y="1.068cm" svg:width="12.271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'.H2:'6'.H11" chart:class="chart:scatter">
            <chart:domain table:cell-range-address="'6'.G2:'6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6'.G2:'6'.G11</svg:desc>
                </draw:g>
              </table:table-cell>
              <table:table-cell office:value-type="float" office:value="1">
                <text:p>1</text:p>
                <draw:g>
                  <svg:desc>'6'.H2:'6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7'.G2:'7'.H11" svg:x="0.77cm" svg:y="0.855cm" svg:width="13.079cm" svg:height="7.545cm">
          <chartooo:coordinate-region svg:x="1.391cm" svg:y="1.067cm" svg:width="12.271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H2:'7'.H11" chart:class="chart:scatter">
            <chart:domain table:cell-range-address="'7'.G2:'7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7'.G2:'7'.G11</svg:desc>
                </draw:g>
              </table:table-cell>
              <table:table-cell office:value-type="float" office:value="1">
                <text:p>1</text:p>
                <draw:g>
                  <svg:desc>'7'.H2:'7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0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8'.G2:'8'.H11" svg:x="0.77cm" svg:y="0.855cm" svg:width="13.079cm" svg:height="7.545cm">
          <chartooo:coordinate-region svg:x="1.008cm" svg:y="1.067cm" svg:width="12.65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8'.H2:'8'.H11" chart:class="chart:scatter">
            <chart:domain table:cell-range-address="'8'.G2:'8'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8'.G2:'8'.G11</svg:desc>
                </draw:g>
              </table:table-cell>
              <table:table-cell office:value-type="float" office:value="1">
                <text:p>1</text:p>
                <draw:g>
                  <svg:desc>'8'.H2:'8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